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" draw:marker-start-width="0.635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'MT Extra'" style:font-style-name="Regular" style:font-pitch="variable" style:font-charset="x-symbol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style:style style:name="T2" style:family="text">
      <style:text-properties fo:font-family="Symbol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/>
    </style:style>
    <style:style style:name="T5" style:family="text">
      <style:text-properties style:text-position="33% 58%" fo:font-family="'Liberation Sans'" style:font-family-generic="swiss" style:font-pitch="variable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style:style style:name="T6" style:family="text">
      <style:text-properties fo:font-family="'Liberation Sans'" style:font-family-generic="swiss" style:font-pitch="variable" fo:font-style="italic" style:font-family-asian="'MT Extra'" style:font-style-name-asian="Regular" style:font-pitch-asian="variable" style:font-charset-asian="x-symbol" style:font-style-asian="italic" style:font-family-complex="'MT Extra'" style:font-style-name-complex="Regular" style:font-pitch-complex="variable" style:font-charset-complex="x-symbol" style:font-style-complex="italic"/>
    </style:style>
    <style:style style:name="T7" style:family="text">
      <style:text-properties style:text-position="-33% 58%" fo:font-family="'Liberation Sans'" style:font-family-generic="swiss" style:font-pitch="variable" fo:font-style="italic" style:font-family-asian="'MT Extra'" style:font-style-name-asian="Regular" style:font-pitch-asian="variable" style:font-charset-asian="x-symbol" style:font-style-asian="italic" style:font-family-complex="'MT Extra'" style:font-style-name-complex="Regular" style:font-pitch-complex="variable" style:font-charset-complex="x-symbol" style:font-style-complex="italic"/>
    </style:style>
    <style:style style:name="T8" style:family="text">
      <style:text-properties fo:font-family="'Liberation Sans'" style:font-family-generic="swiss" style:font-pitch="variable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729cm" svg:y1="4.834cm" svg:x2="2.739cm" svg:y2="23.107cm">
          <text:p text:style-name="P2"/>
        </draw:line>
        <draw:line draw:style-name="gr2" draw:text-style-name="P1" draw:layer="layout" svg:x1="2.794cm" svg:y1="11.088cm" svg:x2="8.072cm" svg:y2="11.088cm">
          <text:p text:style-name="P2"/>
        </draw:line>
        <draw:line draw:style-name="gr2" draw:text-style-name="P1" draw:layer="layout" svg:x1="2.794cm" svg:y1="18.844cm" svg:x2="8.072cm" svg:y2="18.844cm">
          <text:p text:style-name="P2"/>
        </draw:line>
        <draw:line draw:style-name="gr3" draw:text-style-name="P1" draw:layer="layout" svg:x1="2.75cm" svg:y1="14.636cm" svg:x2="7.762cm" svg:y2="11.177cm">
          <text:p text:style-name="P2"/>
        </draw:line>
        <draw:line draw:style-name="gr3" draw:text-style-name="P1" draw:layer="layout" svg:x1="2.75cm" svg:y1="14.677cm" svg:x2="7.895cm" svg:y2="18.805cm">
          <text:p text:style-name="P2"/>
        </draw:line>
        <draw:line draw:style-name="gr3" draw:text-style-name="P1" draw:layer="layout" svg:x1="2.75cm" svg:y1="14.637cm" svg:x2="9.979cm" svg:y2="14.636cm">
          <text:p text:style-name="P2"/>
        </draw:line>
        <draw:frame draw:style-name="gr4" draw:layer="layout" svg:width="1.176cm" svg:height="1.343cm" svg:x="1.185cm" svg:y="14.006cm">
          <draw:text-box>
            <text:p text:style-name="P2">0<text:span text:style-name="T1"></text:span></text:p>
          </draw:text-box>
        </draw:frame>
        <draw:frame draw:style-name="gr4" draw:layer="layout" svg:width="1.167cm" svg:height="1.343cm" svg:x="1.185cm" svg:y="10.507cm">
          <draw:text-box>
            <text:p text:style-name="P2"><text:span text:style-name="T2">+</text:span><text:span text:style-name="T1"></text:span></text:p>
          </draw:text-box>
        </draw:frame>
        <draw:frame draw:style-name="gr4" draw:layer="layout" svg:width="1.167cm" svg:height="1.343cm" svg:x="1.285cm" svg:y="18.308cm">
          <draw:text-box>
            <text:p text:style-name="P2"><text:span text:style-name="T2">-</text:span><text:span text:style-name="T1"></text:span></text:p>
          </draw:text-box>
        </draw:frame>
        <draw:line draw:style-name="gr5" draw:text-style-name="P1" draw:layer="layout" svg:x1="14.771cm" svg:y1="5.367cm" svg:x2="14.771cm" svg:y2="10.157cm">
          <text:p text:style-name="P2"/>
        </draw:line>
        <draw:line draw:style-name="gr2" draw:text-style-name="P1" draw:layer="layout" svg:x1="14.771cm" svg:y1="10.367cm" svg:x2="14.771cm" svg:y2="21.422cm">
          <text:p text:style-name="P2"/>
        </draw:line>
        <draw:line draw:style-name="gr3" draw:text-style-name="P1" draw:layer="layout" svg:x1="14.75cm" svg:y1="14.637cm" svg:x2="17.698cm" svg:y2="10.644cm">
          <text:p text:style-name="P2"/>
        </draw:line>
        <draw:line draw:style-name="gr3" draw:text-style-name="P1" draw:layer="layout" svg:x1="14.751cm" svg:y1="14.638cm" svg:x2="18.851cm" svg:y2="14.636cm">
          <text:p text:style-name="P2"/>
        </draw:line>
        <draw:line draw:style-name="gr3" draw:text-style-name="P1" draw:layer="layout" svg:x1="14.75cm" svg:y1="14.644cm" svg:x2="17.698cm" svg:y2="18.637cm">
          <text:p text:style-name="P2"/>
        </draw:line>
        <draw:custom-shape draw:style-name="gr6" draw:text-style-name="P1" draw:layer="layout" svg:width="7.806cm" svg:height="1.686cm" svg:x="11.045cm" svg:y="13.79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5.932cm" svg:height="1.686cm" svg:x="11.798cm" svg:y="9.89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5.932cm" svg:height="1.686cm" svg:x="11.798cm" svg:y="17.69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layer="layout" svg:width="0.82cm" svg:height="0.962cm" svg:x="3.373cm" svg:y="5.632cm">
          <draw:text-box>
            <text:p text:style-name="P2">z</text:p>
          </draw:text-box>
        </draw:frame>
        <draw:frame draw:style-name="gr4" draw:layer="layout" svg:width="0.82cm" svg:height="0.962cm" svg:x="15.073cm" svg:y="5.632cm">
          <draw:text-box>
            <text:p text:style-name="P2">z</text:p>
          </draw:text-box>
        </draw:frame>
        <draw:frame draw:style-name="gr4" draw:layer="layout" svg:width="2.657cm" svg:height="2.054cm" svg:x="13.616cm" svg:y="21.986cm">
          <draw:text-box>
            <text:p text:style-name="P2"><text:span text:style-name="T3">l</text:span> = 1</text:p>
            <text:p text:style-name="P2">L<text:span text:style-name="T4">2</text:span> = 2<text:span text:style-name="T1"></text:span><text:span text:style-name="T5">2</text:span></text:p>
          </draw:text-box>
        </draw:frame>
        <draw:frame draw:style-name="gr4" draw:layer="layout" svg:width="2.428cm" svg:height="1.343cm" svg:x="18.186cm" svg:y="18.409cm">
          <draw:text-box>
            <text:p text:style-name="P2"><text:span text:style-name="T6">L</text:span><text:span text:style-name="T7">z</text:span><text:span text:style-name="T8"> = </text:span><text:span text:style-name="T2">-</text:span><text:span text:style-name="T1"></text:span></text:p>
          </draw:text-box>
        </draw:frame>
        <draw:frame draw:style-name="gr4" draw:layer="layout" svg:width="2.119cm" svg:height="1.114cm" svg:x="18.186cm" svg:y="14.91cm">
          <draw:text-box>
            <text:p text:style-name="P2"><text:span text:style-name="T6">L</text:span><text:span text:style-name="T7">z</text:span><text:span text:style-name="T8"> = 0</text:span></text:p>
          </draw:text-box>
        </draw:frame>
        <draw:frame draw:style-name="gr4" draw:layer="layout" svg:width="2.081cm" svg:height="1.343cm" svg:x="18.186cm" svg:y="10.21cm">
          <draw:text-box>
            <text:p text:style-name="P2"><text:span text:style-name="T6">L</text:span><text:span text:style-name="T7">z</text:span><text:span text:style-name="T8"> = </text:span><text:span text:style-name="T1">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4T08:21:08</meta:creation-date>
    <dc:creator>Jussi Eloranta</dc:creator>
    <dc:date>2007-12-24T09:00:52</dc:date>
    <meta:editing-cycles>16</meta:editing-cycles>
    <meta:editing-duration>PT39M4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